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.03937in" fo:padding-bottom="0.03937in" fo:padding-left="0.03937in" fo:padding-right="0.03937in" draw:textarea-vertical-align="middle" draw:textarea-horizontal-align="center" draw:fill="solid" draw:fill-color="#ffffff" draw:opacity="100%" draw:stroke="solid" svg:stroke-width="0.02083in" svg:stroke-color="#196b2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fo:wrap-option="wrap" fo:padding-top="0.03937in" fo:padding-bottom="0.03937in" fo:padding-left="0.03937in" fo:padding-right="0.03937in" draw:textarea-vertical-align="middle" draw:textarea-horizontal-align="center" draw:fill="solid" draw:fill-color="#ffffff" draw:opacity="100%" draw:stroke="solid" svg:stroke-width="0.02083in" svg:stroke-color="#196b2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1">
      <style:graphic-properties fo:wrap-option="wrap" fo:padding-top="0.03937in" fo:padding-bottom="0.03937in" fo:padding-left="0.03937in" fo:padding-right="0.03937in" draw:textarea-vertical-align="middle" draw:textarea-horizontal-align="center" draw:fill="solid" draw:fill-color="#ffffff" draw:opacity="100%" draw:stroke="solid" svg:stroke-width="0.02083in" svg:stroke-color="#196b2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wrap" fo:padding-top="0.03937in" fo:padding-bottom="0.03937in" fo:padding-left="0.03937in" fo:padding-right="0.03937in" draw:textarea-vertical-align="top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fo:wrap-option="wrap" fo:padding-top="0.03937in" fo:padding-bottom="0.03937in" fo:padding-left="0.03937in" fo:padding-right="0.03937in" draw:textarea-vertical-align="top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7">
      <style:graphic-properties fo:wrap-option="wrap" fo:padding-top="0.03937in" fo:padding-bottom="0.03937in" fo:padding-left="0.03937in" fo:padding-right="0.03937in" draw:textarea-vertical-align="middle" draw:textarea-horizontal-align="center" draw:fill="solid" draw:fill-color="#ffffff" draw:opacity="100%" draw:stroke="solid" svg:stroke-width="0.02083in" svg:stroke-color="#196b2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3">
      <style:graphic-properties fo:wrap-option="wrap" fo:padding-top="0.03937in" fo:padding-bottom="0.03937in" fo:padding-left="0.03937in" fo:padding-right="0.03937in" draw:textarea-vertical-align="top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7">
      <style:graphic-properties fo:wrap-option="wrap" fo:padding-top="0.03937in" fo:padding-bottom="0.03937in" fo:padding-left="0.03937in" fo:padding-right="0.03937in" draw:textarea-vertical-align="middle" draw:textarea-horizontal-align="center" draw:fill="solid" draw:fill-color="#ffffff" draw:opacity="100%" draw:stroke="solid" svg:stroke-width="0.02083in" svg:stroke-color="#196b2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fo:wrap-option="wrap" fo:padding-top="0.03937in" fo:padding-bottom="0.03937in" fo:padding-left="0.03937in" fo:padding-right="0.03937in" draw:textarea-vertical-align="top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>
      <style:graphic-properties fo:wrap-option="wrap" fo:padding-top="0.03937in" fo:padding-bottom="0.03937in" fo:padding-left="0.03937in" fo:padding-right="0.03937in" draw:textarea-vertical-align="top" draw:textarea-horizontal-align="left" draw:fill="solid" draw:fill-color="#196b24" draw:opacity="100%" draw:stroke="solid" svg:stroke-width="0.02083in" svg:stroke-color="#05290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3">
      <style:graphic-properties fo:wrap-option="wrap" fo:padding-top="0.03937in" fo:padding-bottom="0.03937in" fo:padding-left="0.03937in" fo:padding-right="0.03937in" draw:textarea-vertical-align="middle" draw:textarea-horizontal-align="center" draw:fill="solid" draw:fill-color="#ffffff" draw:opacity="100%" draw:stroke="solid" svg:stroke-width="0.02083in" svg:stroke-color="#196b2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.03937in" fo:padding-bottom="0.03937in" fo:padding-left="0.03937in" fo:padding-right="0.03937in" draw:textarea-vertical-align="middle" draw:textarea-horizontal-align="center" draw:fill="solid" draw:fill-color="#ffffff" draw:opacity="100%" draw:stroke="solid" svg:stroke-width="0.02083in" svg:stroke-color="#196b2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1">
      <style:graphic-properties fo:wrap-option="wrap" fo:padding-top="0.03937in" fo:padding-bottom="0.03937in" fo:padding-left="0.03937in" fo:padding-right="0.03937in" draw:textarea-vertical-align="middle" draw:textarea-horizontal-align="center" draw:fill="solid" draw:fill-color="#ffffff" draw:opacity="100%" draw:stroke="solid" svg:stroke-width="0.02083in" svg:stroke-color="#196b2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5">
      <style:graphic-properties fo:wrap-option="wrap" fo:padding-top="0.03937in" fo:padding-bottom="0.03937in" fo:padding-left="0.03937in" fo:padding-right="0.03937in" draw:textarea-vertical-align="middle" draw:textarea-horizontal-align="center" draw:fill="solid" draw:fill-color="#ffffff" draw:opacity="100%" draw:stroke="solid" svg:stroke-width="0.02083in" svg:stroke-color="#196b2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7">
      <style:graphic-properties fo:wrap-option="wrap" fo:padding-top="0.03937in" fo:padding-bottom="0.03937in" fo:padding-left="0.03937in" fo:padding-right="0.03937in" draw:textarea-vertical-align="top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9">
      <style:graphic-properties fo:wrap-option="wrap" fo:padding-top="0.03937in" fo:padding-bottom="0.03937in" fo:padding-left="0.03937in" fo:padding-right="0.03937in" draw:textarea-vertical-align="middle" draw:textarea-horizontal-align="center" draw:fill="solid" draw:fill-color="#ffffff" draw:opacity="100%" draw:stroke="solid" svg:stroke-width="0.02083in" svg:stroke-color="#196b2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.03937in" fo:padding-bottom="0.03937in" fo:padding-left="0.03937in" fo:padding-right="0.03937in" draw:textarea-vertical-align="top" draw:textarea-horizontal-align="center" draw:fill="solid" draw:fill-color="#0f9ed5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3">
      <style:graphic-properties fo:wrap-option="wrap" fo:padding-top="0.03937in" fo:padding-bottom="0.03937in" fo:padding-left="0.03937in" fo:padding-right="0.03937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.03937in" fo:padding-bottom="0.03937in" fo:padding-left="0.03937in" fo:padding-right="0.03937in" draw:textarea-vertical-align="top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9">
      <style:graphic-properties fo:wrap-option="wrap" fo:padding-top="0.03937in" fo:padding-bottom="0.03937in" fo:padding-left="0.03937in" fo:padding-right="0.03937in" draw:textarea-vertical-align="middle" draw:textarea-horizontal-align="center" draw:fill="solid" draw:fill-color="#0f9ed5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2">
      <style:graphic-properties fo:wrap-option="wrap" fo:padding-top="0.03937in" fo:padding-bottom="0.03937in" fo:padding-left="0.03937in" fo:padding-right="0.03937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4">
      <style:graphic-properties draw:fill="none" draw:stroke="solid" svg:stroke-width="0.02083in" svg:stroke-color="#156082" draw:marker-end="a413" svg:stroke-opacity="100%" draw:stroke-linejoin="miter" svg:stroke-linecap="butt"/>
    </style:style>
    <style:style style:family="graphic" style:name="a416">
      <style:graphic-properties draw:fill="none" draw:stroke="solid" svg:stroke-width="0.02083in" svg:stroke-color="#156082" draw:marker-end="a415" svg:stroke-opacity="100%" draw:stroke-linejoin="miter" svg:stroke-linecap="butt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wrap" fo:padding-top="0.03937in" fo:padding-bottom="0.03937in" fo:padding-left="0.03937in" fo:padding-right="0.03937in" draw:textarea-vertical-align="top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.03937in" fo:padding-bottom="0.03937in" fo:padding-left="0.03937in" fo:padding-right="0.03937in" draw:textarea-vertical-align="top" draw:textarea-horizontal-align="left" draw:fill="solid" draw:fill-color="#a02b93" draw:opacity="100%" draw:stroke="solid" svg:stroke-width="0.02778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>
      <style:graphic-properties fo:wrap-option="wrap" fo:padding-top="0.03937in" fo:padding-bottom="0.03937in" fo:padding-left="0.03937in" fo:padding-right="0.03937in" draw:textarea-vertical-align="top" draw:textarea-horizontal-align="left" draw:fill="solid" draw:fill-color="#196b24" draw:opacity="100%" draw:stroke="solid" svg:stroke-width="0.02083in" svg:stroke-color="#05290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0">
      <style:graphic-properties fo:wrap-option="wrap" fo:padding-top="0.03937in" fo:padding-bottom="0.03937in" fo:padding-left="0.03937in" fo:padding-right="0.03937in" draw:textarea-vertical-align="middle" draw:textarea-horizontal-align="center" draw:fill="solid" draw:fill-color="#ffffff" draw:opacity="100%" draw:stroke="solid" svg:stroke-width="0.02083in" svg:stroke-color="#196b2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wrap" fo:padding-top="0.03937in" fo:padding-bottom="0.03937in" fo:padding-left="0.03937in" fo:padding-right="0.03937in" draw:textarea-vertical-align="middle" draw:textarea-horizontal-align="center" draw:fill="solid" draw:fill-color="#ffffff" draw:opacity="100%" draw:stroke="solid" svg:stroke-width="0.02083in" svg:stroke-color="#196b2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7">
      <style:graphic-properties draw:fill="none" draw:stroke="dash" draw:stroke-dash="a575" svg:stroke-width="0.02083in" svg:stroke-color="#156082" draw:marker-end="a576" svg:stroke-opacity="100%" draw:stroke-linejoin="miter" svg:stroke-linecap="butt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7">
      <style:graphic-properties fo:wrap-option="wrap" fo:padding-top="0.03937in" fo:padding-bottom="0.03937in" fo:padding-left="0.03937in" fo:padding-right="0.03937in" draw:textarea-vertical-align="middle" draw:textarea-horizontal-align="center" draw:fill="solid" draw:fill-color="#747474" draw:opacity="100%" draw:stroke="solid" svg:stroke-width="0.02083in" svg:stroke-color="#622c0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7">
      <style:graphic-properties fo:wrap-option="wrap" fo:padding-top="0.03937in" fo:padding-bottom="0.03937in" fo:padding-left="0.03937in" fo:padding-right="0.03937in" draw:textarea-vertical-align="middle" draw:textarea-horizontal-align="center" draw:fill="solid" draw:fill-color="#e97132" draw:opacity="100%" draw:stroke="solid" svg:stroke-width="0.02083in" svg:stroke-color="#622c0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0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6">
      <style:graphic-properties fo:wrap-option="wrap" fo:padding-top="0.03937in" fo:padding-bottom="0.03937in" fo:padding-left="0.03937in" fo:padding-right="0.03937in" draw:textarea-vertical-align="middle" draw:textarea-horizontal-align="left" draw:fill="solid" draw:fill-color="#747474" draw:opacity="100%" draw:stroke="solid" svg:stroke-width="0.02083in" svg:stroke-color="#622c0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draw:fill="none" draw:stroke="solid" svg:stroke-width="0.02083in" svg:stroke-color="#156082" draw:marker-end="a617" svg:stroke-opacity="100%" draw:stroke-linejoin="miter" svg:stroke-linecap="butt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0">
      <style:graphic-properties draw:fill="none" draw:stroke="solid" svg:stroke-width="0.02083in" svg:stroke-color="#156082" draw:marker-end="a619" svg:stroke-opacity="100%" draw:stroke-linejoin="miter" svg:stroke-linecap="butt"/>
    </style:style>
    <style:style style:family="paragraph" style:name="a4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3">
      <style:graphic-properties fo:wrap-option="wrap" fo:padding-top="0.03937in" fo:padding-bottom="0.03937in" fo:padding-left="0.03937in" fo:padding-right="0.03937in" draw:textarea-vertical-align="middle" draw:textarea-horizontal-align="center" draw:fill="solid" draw:fill-color="#e97132" draw:opacity="100%" draw:stroke="solid" svg:stroke-width="0.02083in" svg:stroke-color="#622c0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4">
      <style:graphic-properties fo:wrap-option="wrap" fo:padding-top="0.03937in" fo:padding-bottom="0.03937in" fo:padding-left="0.03937in" fo:padding-right="0.03937in" draw:textarea-vertical-align="middle" draw:textarea-horizontal-align="center" draw:fill="solid" draw:fill-color="#ffff00" draw:opacity="100%" draw:stroke="solid" svg:stroke-width="0.02083in" svg:stroke-color="#196b2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8">
      <style:graphic-properties fo:wrap-option="wrap" fo:padding-top="0.03937in" fo:padding-bottom="0.03937in" fo:padding-left="0.03937in" fo:padding-right="0.03937in" draw:textarea-vertical-align="middle" draw:textarea-horizontal-align="center" draw:fill="solid" draw:fill-color="#ffff00" draw:opacity="100%" draw:stroke="solid" svg:stroke-width="0.02083in" svg:stroke-color="#196b2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.03937in" fo:padding-bottom="0.03937in" fo:padding-left="0.03937in" fo:padding-right="0.03937in" draw:textarea-vertical-align="middle" draw:textarea-horizontal-align="center" draw:fill="solid" draw:fill-color="#e97132" draw:opacity="100%" draw:stroke="solid" svg:stroke-width="0.02083in" svg:stroke-color="#622c0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wrap" fo:padding-top="0.03937in" fo:padding-bottom="0.03937in" fo:padding-left="0.03937in" fo:padding-right="0.03937in" draw:textarea-vertical-align="middle" draw:textarea-horizontal-align="center" draw:fill="solid" draw:fill-color="#ffffff" draw:opacity="100%" draw:stroke="solid" svg:stroke-width="0.02083in" svg:stroke-color="#196b2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98">
      <text:list-level-style-bullet text:level="1" text:bullet-char="Ø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612">
      <text:list-level-style-bullet text:level="1" text:bullet-char="Ø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608">
      <text:list-level-style-bullet text:level="1" text:bullet-char="Ø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615">
      <text:list-level-style-bullet text:level="1" text:bullet-char="Ø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595">
      <text:list-level-style-bullet text:level="1" text:bullet-char="Ø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605">
      <text:list-level-style-bullet text:level="1" text:bullet-char="Ø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1875in"/>
        <style:text-properties fo:font-family="Wingding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Diapositive-de-titre" presentation:presentation-page-layout-name="Master1-PPL1" draw:id="Slide-256">
        <draw:custom-shape svg:x="0.46667in" svg:y="1.80889in" svg:width="1.50667in" svg:height="0.72514in" draw:id="id63" draw:style-name="a387" draw:name="Rectangle 3">
          <svg:title/>
          <svg:desc/>
          <text:p text:style-name="a382" text:class-names="" text:cond-style-name=""><text:span text:style-name="a381" text:class-names="">Fonction</text:span></text:p>
          <text:p text:style-name="a386" text:class-names="" text:cond-style-name=""><text:span text:style-name="a383" text:class-names="">GetDailywor</text:span><text:span text:style-name="a384" text:class-names="">d</text:span><text:span text:style-name="a3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6667in" svg:y="2.67556in" svg:width="1.50667in" svg:height="0.6in" draw:id="id64" draw:style-name="a393" draw:name="Rectangle 4">
          <svg:title/>
          <svg:desc/>
          <text:p text:style-name="a389" text:class-names="" text:cond-style-name=""><text:span text:style-name="a388" text:class-names="">Fonction</text:span></text:p>
          <text:p text:style-name="a392" text:class-names="" text:cond-style-name=""><text:span text:style-name="a390" text:class-names="">ComparerMot</text:span><text:span text:style-name="a3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6667in" svg:y="3.55556in" svg:width="1.50667in" svg:height="0.6in" draw:id="id65" draw:style-name="a399" draw:name="Rectangle 5">
          <svg:title/>
          <svg:desc/>
          <text:p text:style-name="a395" text:class-names="" text:cond-style-name=""><text:span text:style-name="a394" text:class-names="">API</text:span></text:p>
          <text:p text:style-name="a398" text:class-names="" text:cond-style-name=""><text:span text:style-name="a396" text:class-names="">PremiereLettre</text:span><text:span text:style-name="a3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6667in" svg:y="4.36222in" svg:width="1.50667in" svg:height="0.88306in" draw:id="id66" draw:style-name="a406" draw:name="Rectangle 6">
          <svg:title/>
          <svg:desc/>
          <text:p text:style-name="a401" text:class-names="" text:cond-style-name=""><text:span text:style-name="a400" text:class-names="">API</text:span></text:p>
          <text:p text:style-name="a405" text:class-names="" text:cond-style-name=""><text:span text:style-name="a402" text:class-names="">VerifMotSoumi</text:span><text:span text:style-name="a403" text:class-names="">s</text:span><text:span text:style-name="a4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6667in" svg:y="1.00222in" svg:width="1.50667in" svg:height="0.6in" draw:id="id67" draw:style-name="a412" draw:name="Rectangle 7">
          <svg:title/>
          <svg:desc/>
          <text:p text:style-name="a408" text:class-names="" text:cond-style-name=""><text:span text:style-name="a407" text:class-names="">Fonction</text:span></text:p>
          <text:p text:style-name="a411" text:class-names="" text:cond-style-name=""><text:span text:style-name="a409" text:class-names="">seededRandom</text:span><text:span text:style-name="a4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22in" svg:y1="1.80889in" draw:start-shape="id63" draw:start-glue-point="0" svg:x2="1.22in" svg:y2="1.60222in" draw:end-shape="id67" draw:end-glue-point="2" draw:id="id68" draw:style-name="a414" draw:name="Connecteur droit avec flèche 9">
          <svg:title/>
          <svg:desc/>
        </draw:connector>
        <draw:connector draw:type="standard" svg:x1="0.46667in" svg:y1="2.97556in" draw:start-shape="id66" draw:start-glue-point="3" svg:x2="0.48056in" svg:y2="4.80376in" draw:end-shape="id64" draw:end-glue-point="3" draw:id="id69" draw:style-name="a416" draw:transform="translate(-0.47361in -3.88966in) rotate(-3.14159) translate(0.47361in 3.88966in)" draw:name="Connecteur : en angle 14">
          <svg:title/>
          <svg:desc/>
        </draw:connector>
        <draw:frame draw:id="id70" draw:style-name="a421" draw:name="ZoneTexte 24" svg:x="0.656in" svg:y="0.40222in" svg:width="1.12799in" svg:height="0.40391in">
          <draw:text-box>
            <text:p text:style-name="a420" text:class-names="" text:cond-style-name=""><text:span text:style-name="a417" text:class-names="">server.j</text:span><text:span text:style-name="a418" text:class-names="">s</text:span><text:span text:style-name="a419" text:class-names=""/></text:p>
          </draw:text-box>
          <svg:title/>
          <svg:desc/>
        </draw:frame>
        <draw:custom-shape svg:x="2.89333in" svg:y="2.80222in" svg:width="3.15222in" svg:height="0.99778in" draw:id="id71" draw:style-name="a427" draw:name="Rectangle 29">
          <svg:title/>
          <svg:desc/>
          <text:p text:style-name="a426" text:class-names="" text:cond-style-name=""><text:span text:style-name="a422" text:class-names="">Async</text:span><text:span text:style-name="a423" text:class-names=""><text:s text:c="1"/>Fonction :<text:s text:c="1"/></text:span><text:span text:style-name="a424" text:class-names="">initializeGame</text:span><text:span text:style-name="a4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2" draw:style-name="a432" draw:name="ZoneTexte 32" svg:x="3.08267in" svg:y="0.40222in" svg:width="1.08024in" svg:height="0.40391in">
          <draw:text-box>
            <text:p text:style-name="a431" text:class-names="" text:cond-style-name=""><text:span text:style-name="a428" text:class-names="">script.j</text:span><text:span text:style-name="a429" text:class-names="">s</text:span><text:span text:style-name="a430" text:class-names=""/></text:p>
          </draw:text-box>
          <svg:title/>
          <svg:desc/>
        </draw:frame>
        <draw:custom-shape svg:x="2.89333in" svg:y="1.00222in" svg:width="1.50667in" svg:height="0.99778in" draw:id="id73" draw:style-name="a447" draw:name="Rectangle 34">
          <svg:title/>
          <svg:desc/>
          <text:p text:style-name="a434" text:class-names="" text:cond-style-name=""><text:span text:style-name="a433" text:class-names="">Constantes</text:span></text:p>
          <text:p text:style-name="a436" text:class-names="" text:cond-style-name=""><text:span text:style-name="a435" text:class-names="">LONGUEUR_MOT</text:span></text:p>
          <text:p text:style-name="a439" text:class-names="" text:cond-style-name=""><text:span text:style-name="a437" text:class-names="">PREMIERE_LETTRE</text:span><text:span text:style-name="a438" text:class-names=""/></text:p>
          <text:p text:style-name="a442" text:class-names="" text:cond-style-name=""><text:span text:style-name="a440" text:class-names="">MAX</text:span><text:span text:style-name="a441" text:class-names="">_TENTATIVES</text:span></text:p>
          <text:p text:style-name="a446" text:class-names="" text:cond-style-name=""><text:span text:style-name="a443" text:class-names="">URL_API_VERIVIE</text:span><text:span text:style-name="a444" text:class-names="">R</text:span><text:span text:style-name="a4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56666in" svg:y="1.00222in" svg:width="1.50667in" svg:height="0.99778in" draw:id="id74" draw:style-name="a463" draw:name="Rectangle 35">
          <svg:title/>
          <svg:desc/>
          <text:p text:style-name="a449" text:class-names="" text:cond-style-name=""><text:span text:style-name="a448" text:class-names="">Constantes</text:span></text:p>
          <text:p text:style-name="a453" text:class-names="" text:cond-style-name=""><text:span text:style-name="a450" text:class-names="">g</text:span><text:span text:style-name="a451" text:class-names="">rilleElement</text:span><text:span text:style-name="a452" text:class-names=""/></text:p>
          <text:p text:style-name="a456" text:class-names="" text:cond-style-name=""><text:span text:style-name="a454" text:class-names="">inputMot</text:span><text:span text:style-name="a455" text:class-names=""/></text:p>
          <text:p text:style-name="a459" text:class-names="" text:cond-style-name=""><text:span text:style-name="a457" text:class-names="">boutonValider</text:span><text:span text:style-name="a458" text:class-names=""/></text:p>
          <text:p text:style-name="a462" text:class-names="" text:cond-style-name=""><text:span text:style-name="a460" text:class-names="">messageErreur</text:span><text:span text:style-name="a4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89333in" svg:y="2.10111in" svg:width="1.50667in" svg:height="0.57445in" draw:id="id75" draw:style-name="a474" draw:name="Rectangle 36">
          <svg:title/>
          <svg:desc/>
          <text:p text:style-name="a466" text:class-names="" text:cond-style-name=""><text:span text:style-name="a464" text:class-names="">tentativeActuelle</text:span><text:span text:style-name="a465" text:class-names=""/></text:p>
          <text:p text:style-name="a469" text:class-names="" text:cond-style-name=""><text:span text:style-name="a467" text:class-names="">jeuEstActif</text:span><text:span text:style-name="a468" text:class-names=""/></text:p>
          <text:p text:style-name="a473" text:class-names="" text:cond-style-name=""><text:span text:style-name="a470" text:class-names="">NB_COUP</text:span><text:span text:style-name="a471" text:class-names="">S</text:span><text:span text:style-name="a4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95222in" svg:y="3.09833in" svg:width="1.85334in" svg:height="0.28722in" draw:id="id76" draw:style-name="a478" draw:name="Rectangle 38">
          <svg:title/>
          <svg:desc/>
          <text:p text:style-name="a477" text:class-names="" text:cond-style-name=""><text:span text:style-name="a475" text:class-names="">afficherPremiereLettre</text:span><text:span text:style-name="a4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95222in" svg:y="3.44916in" svg:width="1.85334in" svg:height="0.28722in" draw:id="id77" draw:style-name="a482" draw:name="Rectangle 39">
          <svg:title/>
          <svg:desc/>
          <text:p text:style-name="a481" text:class-names="" text:cond-style-name=""><text:span text:style-name="a479" text:class-names="">gererSoumission</text:span><text:span text:style-name="a4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89333in" svg:y="3.8975in" svg:width="3.18in" svg:height="0.25806in" draw:id="id78" draw:style-name="a486" draw:name="Rectangle 40">
          <svg:title/>
          <svg:desc/>
          <text:p text:style-name="a485" text:class-names="" text:cond-style-name=""><text:span text:style-name="a483" text:class-names="">initializeGame</text:span><text:span text:style-name="a4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89333in" svg:y="4.27305in" svg:width="3.18in" svg:height="1.00999in" draw:id="id79" draw:style-name="a493" draw:name="Rectangle 42">
          <svg:title/>
          <svg:desc/>
          <text:p text:style-name="a492" text:class-names="" text:cond-style-name=""><text:span text:style-name="a487" text:class-names="">Fonction</text:span><text:span text:style-name="a488" text:class-names=""><text:s text:c="1"/></text:span><text:span text:style-name="a489" text:class-names="">initialiserJe</text:span><text:span text:style-name="a490" text:class-names="">u</text:span><text:span text:style-name="a4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95222in" svg:y="4.57305in" svg:width="1.85334in" svg:height="0.28722in" draw:id="id80" draw:style-name="a497" draw:name="Rectangle 43">
          <svg:title/>
          <svg:desc/>
          <text:p text:style-name="a496" text:class-names="" text:cond-style-name=""><text:span text:style-name="a494" text:class-names="">afficherPremiereLettre</text:span><text:span text:style-name="a4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95222in" svg:y="4.92805in" svg:width="1.85334in" svg:height="0.28722in" draw:id="id81" draw:style-name="a501" draw:name="Rectangle 44">
          <svg:title/>
          <svg:desc/>
          <text:p text:style-name="a500" text:class-names="" text:cond-style-name=""><text:span text:style-name="a498" text:class-names="">inputMot.focus</text:span><text:span text:style-name="a4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89333in" svg:y="5.35082in" svg:width="3.18in" svg:height="0.28306in" draw:id="id82" draw:style-name="a507" draw:name="Rectangle 45">
          <svg:title/>
          <svg:desc/>
          <text:p text:style-name="a506" text:class-names="" text:cond-style-name=""><text:span text:style-name="a502" text:class-names="">Fonction</text:span><text:span text:style-name="a503" text:class-names=""><text:s text:c="1"/></text:span><text:span text:style-name="a504" text:class-names="">afficherPremiereLettre</text:span><text:span text:style-name="a505" text:class-names="">(lettre)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89333in" svg:y="5.6975in" svg:width="3.18in" svg:height="0.63584in" draw:id="id83" draw:style-name="a513" draw:name="Rectangle 46">
          <svg:title/>
          <svg:desc/>
          <text:p text:style-name="a512" text:class-names="" text:cond-style-name=""><text:span text:style-name="a508" text:class-names="">Fonction</text:span><text:span text:style-name="a509" text:class-names=""><text:s text:c="1"/></text:span><text:span text:style-name="a510" text:class-names="">gererSoumission</text:span><text:span text:style-name="a511" text:class-names="">()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95222in" svg:y="5.98056in" svg:width="1.85334in" svg:height="0.28722in" draw:id="id84" draw:style-name="a517" draw:name="Rectangle 47">
          <svg:title/>
          <svg:desc/>
          <text:p text:style-name="a516" text:class-names="" text:cond-style-name=""><text:span text:style-name="a514" text:class-names="">soumettreMotAuServeur</text:span><text:span text:style-name="a5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89333in" svg:y="6.40931in" svg:width="3.18in" svg:height="0.28306in" draw:id="id85" draw:style-name="a523" draw:name="Rectangle 48">
          <svg:title/>
          <svg:desc/>
          <text:p text:style-name="a522" text:class-names="" text:cond-style-name=""><text:span text:style-name="a518" text:class-names="">Fonction</text:span><text:span text:style-name="a519" text:class-names=""><text:s text:c="1"/></text:span><text:span text:style-name="a520" text:class-names="">afficherMessage</text:span><text:span text:style-name="a521" text:class-names="">(message)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31in" svg:y="2.80222in" svg:width="3.15222in" svg:height="2.05806in" draw:id="id86" draw:style-name="a529" draw:name="Rectangle 49">
          <svg:title/>
          <svg:desc/>
          <text:p text:style-name="a528" text:class-names="" text:cond-style-name=""><text:span text:style-name="a524" text:class-names="">Async</text:span><text:span text:style-name="a525" text:class-names=""><text:s text:c="1"/>Fonction :<text:s text:c="1"/></text:span><text:span text:style-name="a526" text:class-names="">soumettreMotAuServeur</text:span><text:span text:style-name="a5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36888in" svg:y="3.09833in" svg:width="1.85334in" svg:height="0.28722in" draw:id="id87" draw:style-name="a533" draw:name="Rectangle 50">
          <svg:title/>
          <svg:desc/>
          <text:p text:style-name="a532" text:class-names="" text:cond-style-name=""><text:span text:style-name="a530" text:class-names="">URL_API_VERIFIER</text:span><text:span text:style-name="a5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36888in" svg:y="3.44916in" svg:width="1.85334in" svg:height="0.28722in" draw:id="id88" draw:style-name="a537" draw:name="Rectangle 51">
          <svg:title/>
          <svg:desc/>
          <text:p text:style-name="a536" text:class-names="" text:cond-style-name=""><text:span text:style-name="a534" text:class-names="">mettreAJourGrille</text:span><text:span text:style-name="a5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36888in" svg:y="3.78458in" svg:width="1.85334in" svg:height="0.28722in" draw:id="id89" draw:style-name="a541" draw:name="Rectangle 52">
          <svg:title/>
          <svg:desc/>
          <text:p text:style-name="a540" text:class-names="" text:cond-style-name=""><text:span text:style-name="a538" text:class-names="">terminerJeu</text:span><text:span text:style-name="a5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36888in" svg:y="4.12395in" svg:width="1.85334in" svg:height="0.28722in" draw:id="id90" draw:style-name="a545" draw:name="Rectangle 53">
          <svg:title/>
          <svg:desc/>
          <text:p text:style-name="a544" text:class-names="" text:cond-style-name=""><text:span text:style-name="a542" text:class-names="">afficherPremiereLettre</text:span><text:span text:style-name="a5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36888in" svg:y="4.46332in" svg:width="1.85334in" svg:height="0.28722in" draw:id="id91" draw:style-name="a549" draw:name="Rectangle 54">
          <svg:title/>
          <svg:desc/>
          <text:p text:style-name="a548" text:class-names="" text:cond-style-name=""><text:span text:style-name="a546" text:class-names="">inputMot.focus</text:span><text:span text:style-name="a5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31in" svg:y="4.96222in" svg:width="3.18in" svg:height="0.28306in" draw:id="id92" draw:style-name="a555" draw:name="Rectangle 55">
          <svg:title/>
          <svg:desc/>
          <text:p text:style-name="a554" text:class-names="" text:cond-style-name=""><text:span text:style-name="a550" text:class-names="">Fonction</text:span><text:span text:style-name="a551" text:class-names=""><text:s text:c="1"/></text:span><text:span text:style-name="a552" text:class-names="">mettreAJourGrille</text:span><text:span text:style-name="a5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31in" svg:y="5.35082in" svg:width="3.18in" svg:height="0.28306in" draw:id="id93" draw:style-name="a561" draw:name="Rectangle 56">
          <svg:title/>
          <svg:desc/>
          <text:p text:style-name="a560" text:class-names="" text:cond-style-name=""><text:span text:style-name="a556" text:class-names="">Fonction</text:span><text:span text:style-name="a557" text:class-names=""><text:s text:c="1"/></text:span><text:span text:style-name="a558" text:class-names="">terminerJeu</text:span><text:span text:style-name="a5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31in" svg:y="5.73942in" svg:width="3.15222in" svg:height="0.95295in" draw:id="id94" draw:style-name="a566" draw:name="Rectangle 57">
          <svg:title/>
          <svg:desc/>
          <text:p text:style-name="a565" text:class-names="" text:cond-style-name=""><text:span text:style-name="a562" text:class-names="">Ecouteurs d’</text:span><text:span text:style-name="a563" text:class-names="">evenements</text:span><text:span text:style-name="a5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36888in" svg:y="6.01541in" svg:width="1.85334in" svg:height="0.28722in" draw:id="id95" draw:style-name="a570" draw:name="Rectangle 58">
          <svg:title/>
          <svg:desc/>
          <text:p text:style-name="a569" text:class-names="" text:cond-style-name=""><text:span text:style-name="a567" text:class-names="">initialiserJeu</text:span><text:span text:style-name="a5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36888in" svg:y="6.33333in" svg:width="1.85334in" svg:height="0.28722in" draw:id="id96" draw:style-name="a574" draw:name="Rectangle 59">
          <svg:title/>
          <svg:desc/>
          <text:p text:style-name="a573" text:class-names="" text:cond-style-name=""><text:span text:style-name="a571" text:class-names="">gererSoumission</text:span><text:span text:style-name="a5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8.12979in" svg:y1="6.44869in" draw:start-shape="id85" draw:start-glue-point="2" svg:x2="4.23964in" svg:y2="3.04591in" draw:end-shape="id86" draw:end-glue-point="0" draw:id="id97" draw:style-name="a577" draw:transform="translate(-6.18472in -4.7473in) rotate(-1.5708) translate(6.18472in 4.7473in)" draw:name="Connecteur : en angle 61">
          <svg:title/>
          <svg:desc/>
        </draw:connector>
        <draw:frame draw:id="id98" draw:style-name="a581" draw:name="ZoneTexte 62" svg:x="11.03309in" svg:y="0.40222in" svg:width="1.3622in" svg:height="0.40391in">
          <draw:text-box>
            <text:p text:style-name="a580" text:class-names="" text:cond-style-name=""><text:span text:style-name="a578" text:class-names="">Index.html</text:span><text:span text:style-name="a579" text:class-names=""/></text:p>
          </draw:text-box>
          <svg:title/>
          <svg:desc/>
        </draw:frame>
        <draw:custom-shape svg:x="10.84376in" svg:y="1.00222in" svg:width="1.50667in" svg:height="0.6in" draw:id="id99" draw:style-name="a587" draw:name="Rectangle 63">
          <svg:title/>
          <svg:desc/>
          <text:p text:style-name="a583" text:class-names="" text:cond-style-name=""><text:span text:style-name="a582" text:class-names="">Head</text:span></text:p>
          <text:p text:style-name="a586" text:class-names="" text:cond-style-name=""><text:span text:style-name="a584" text:class-names="">Title</text:span><text:span text:style-name="a5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84376in" svg:y="1.78833in" svg:width="1.50667in" svg:height="1.76722in" draw:id="id100" draw:style-name="a616" draw:name="Rectangle 64">
          <svg:title/>
          <svg:desc/>
          <text:p text:style-name="a589" text:class-names="" text:cond-style-name=""><text:span text:style-name="a588" text:class-names="">body</text:span></text:p>
          <text:p text:style-name="a591" text:class-names="" text:cond-style-name=""><text:span text:style-name="a590" text:class-names="">Grille</text:span></text:p>
          <text:list text:style-name="a595">
            <text:list-item>
              <text:p text:style-name="a594" text:class-names="" text:cond-style-name=""><text:span text:style-name="a592" text:class-names="">Ligne</text:span><text:span text:style-name="a593" text:class-names=""/></text:p>
            </text:list-item>
          </text:list>
          <text:list text:style-name="a598">
            <text:list-item>
              <text:p text:style-name="a597" text:class-names="" text:cond-style-name=""><text:span text:style-name="a596" text:class-names="">case (6)</text:span></text:p>
            </text:list-item>
          </text:list>
          <text:p text:style-name="a601" text:class-names="" text:cond-style-name=""><text:span text:style-name="a599" text:class-names="">Saisie-</text:span><text:span text:style-name="a600" text:class-names="">zone</text:span></text:p>
          <text:list text:style-name="a605">
            <text:list-item>
              <text:p text:style-name="a604" text:class-names="" text:cond-style-name=""><text:span text:style-name="a602" text:class-names="">input-mot</text:span><text:span text:style-name="a603" text:class-names=""/></text:p>
            </text:list-item>
          </text:list>
          <text:list text:style-name="a608">
            <text:list-item>
              <text:p text:style-name="a607" text:class-names="" text:cond-style-name=""><text:span text:style-name="a606" text:class-names="">Bouton-valider</text:span></text:p>
            </text:list-item>
          </text:list>
          <text:list text:style-name="a612">
            <text:list-item>
              <text:p text:style-name="a611" text:class-names="" text:cond-style-name=""><text:span text:style-name="a609" text:class-names="">Message-erreur</text:span><text:span text:style-name="a610" text:class-names=""/></text:p>
            </text:list-item>
          </text:list>
          <text:list text:style-name="a615">
            <text:list-item>
              <text:p text:style-name="a614" text:class-names="" text:cond-style-name=""><text:span text:style-name="a613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6.07333in" svg:y1="1.50111in" draw:start-shape="id74" draw:start-glue-point="1" svg:x2="10.84376in" svg:y2="2.67194in" draw:end-shape="id100" draw:end-glue-point="3" draw:id="id101" draw:style-name="a618" draw:name="Connecteur : en angle 66">
          <svg:title/>
          <svg:desc/>
        </draw:connector>
        <draw:connector draw:type="standard" svg:x1="1.97333in" svg:y1="3.85556in" draw:start-shape="id82" draw:start-glue-point="3" svg:x2="2.89333in" svg:y2="5.49235in" draw:end-shape="id65" draw:end-glue-point="1" draw:id="id102" draw:style-name="a620" draw:transform="translate(-2.43333in -4.67395in) rotate(-3.14159) translate(2.43333in 4.67395in)" draw:name="Connecteur : en angle 68">
          <svg:title/>
          <svg:desc/>
        </draw:connector>
        <draw:custom-shape svg:x="0.71166in" svg:y="4.92805in" svg:width="1.07233in" svg:height="0.28722in" draw:id="id103" draw:style-name="a624" draw:name="Rectangle 72">
          <svg:title/>
          <svg:desc/>
          <text:p text:style-name="a623" text:class-names="" text:cond-style-name=""><text:span text:style-name="a621" text:class-names="">DICO_6</text:span><text:span text:style-name="a6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1166in" svg:y="2.2311in" svg:width="1.07233in" svg:height="0.28722in" draw:id="id104" draw:style-name="a628" draw:name="Rectangle 74">
          <svg:title/>
          <svg:desc/>
          <text:p text:style-name="a627" text:class-names="" text:cond-style-name=""><text:span text:style-name="a625" text:class-names="">DICO_6</text:span><text:span text:style-name="a6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marker draw:name="a413" svg:viewBox="0 0 20 30" svg:d="m10 0-10 30h20z"/>
    <draw:marker draw:name="a619" svg:viewBox="0 0 20 30" svg:d="m10 0-10 30h20z"/>
    <draw:marker draw:name="a415" svg:viewBox="0 0 20 30" svg:d="m10 0-10 30h20z"/>
    <draw:marker draw:name="a576" svg:viewBox="0 0 20 30" svg:d="m10 0-10 30h20z"/>
    <draw:marker draw:name="a617" svg:viewBox="0 0 20 30" svg:d="m10 0-10 30h20z"/>
    <draw:stroke-dash draw:name="a575" draw:display-name="Dash" draw:style="rect" draw:dots1="1" draw:dots1-length="0.0625in" draw:dots2="0" draw:dots2-length="0in" draw:distance="0.0625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Espace réservé du pied de pag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quez pour modifier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z pour modifier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quez pour modifier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z pour 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quez pour 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z pour modifier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quez pour modifier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Patrick LANDIER</meta:initial-creator>
    <dc:creator>Patrick LANDIER</dc:creator>
    <meta:creation-date>2025-12-08T19:33:57Z</meta:creation-date>
    <dc:date>2025-12-08T21:13:33Z</dc:date>
    <meta:editing-cycles>1</meta:editing-cycles>
    <meta:editing-duration>PT5976S</meta:editing-duration>
    <meta:document-statistic meta:paragraph-count="60" meta:word-count="113"/>
  </office:meta>
</office:document-meta>
</file>